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Default"/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Nafn</text:p>
          </table:table-cell>
          <table:table-cell table:style-name="ce1" office:value-type="string">
            <text:p>Steinn Guðmundsson</text:p>
          </table:table-cell>
          <table:table-cell table:style-name="ce1" table:number-columns-repeated="2"/>
          <table:table-cell table:style-name="ce1" office:value-type="string">
            <text:p>email</text:p>
          </table:table-cell>
          <table:table-cell table:style-name="ce1" office:value-type="string">
            <text:p>steinng@hi.is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4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table:formula="of:=SUM([.C6:.I6])" office:value-type="float" office:value="2">
            <text:p>2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.5">
            <text:p>1,5</text:p>
          </table:table-cell>
          <table:table-cell table:style-name="ce1"/>
          <table:table-cell table:style-name="ce1" table:formula="of:=SUM([.C7:.I7])" office:value-type="float" office:value="4.5">
            <text:p>4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7"/>
          <table:table-cell table:style-name="ce1" table:formula="of:=SUM([.C8:.I8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7"/>
          <table:table-cell table:style-name="ce1" table:formula="of:=SUM([.C9:.I9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10:.I1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6:.J11])" office:value-type="float" office:value="6.5">
            <text:p>6,5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5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7"/>
          <table:table-cell table:style-name="ce1" table:formula="of:=SUM([.C16:.I16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table:formula="of:=SUM([.C17:.I17])" office:value-type="float" office:value="5">
            <text:p>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4"/>
          <table:table-cell table:style-name="ce1" office:value-type="float" office:value="0.8">
            <text:p>0,8</text:p>
          </table:table-cell>
          <table:table-cell table:style-name="ce1" table:number-columns-repeated="2"/>
          <table:table-cell table:style-name="ce1" table:formula="of:=SUM([.C18:.I18])" office:value-type="float" office:value="0.8">
            <text:p>0,8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4"/>
          <table:table-cell table:style-name="ce1" office:value-type="float" office:value="0.5">
            <text:p>0,5</text:p>
          </table:table-cell>
          <table:table-cell table:style-name="ce1"/>
          <table:table-cell table:style-name="ce1" office:value-type="float" office:value="0.5">
            <text:p>0,5</text:p>
          </table:table-cell>
          <table:table-cell table:style-name="ce1" table:formula="of:=SUM([.C19:.I19])" office:value-type="float" office:value="1">
            <text:p>1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20:.I2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16:.J21])" office:value-type="float" office:value="6.8">
            <text:p>6,8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6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4"/>
          <table:table-cell table:style-name="ce1" office:value-type="float" office:value="1.5">
            <text:p>1,5</text:p>
          </table:table-cell>
          <table:table-cell table:style-name="ce1" table:number-columns-repeated="2"/>
          <table:table-cell table:style-name="ce1" table:formula="of:=SUM([.C26:.I26])" office:value-type="float" office:value="1.5">
            <text:p>1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7"/>
          <table:table-cell table:style-name="ce1" table:formula="of:=SUM([.C27:.I27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6"/>
          <table:table-cell table:style-name="ce1" office:value-type="float" office:value="0.5">
            <text:p>0,5</text:p>
          </table:table-cell>
          <table:table-cell table:style-name="ce1" table:formula="of:=SUM([.C28:.I28])" office:value-type="float" office:value="0.5">
            <text:p>0,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6"/>
          <table:table-cell table:style-name="ce1" office:value-type="float" office:value="4">
            <text:p>4</text:p>
          </table:table-cell>
          <table:table-cell table:style-name="ce1" table:formula="of:=SUM([.C29:.I29])" office:value-type="float" office:value="4">
            <text:p>4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30:.I3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26:.J31])" office:value-type="float" office:value="6">
            <text:p>6</text:p>
          </table:table-cell>
          <table:table-cell table:style-name="ce1" table:number-columns-repeated="1014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Vika 7</text:p>
          </table:table-cell>
          <table:table-cell table:style-name="ce1" office:value-type="string">
            <text:p>mán</text:p>
          </table:table-cell>
          <table:table-cell table:style-name="ce1" office:value-type="string">
            <text:p>þri</text:p>
          </table:table-cell>
          <table:table-cell table:style-name="ce1" office:value-type="string">
            <text:p>mið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fös</text:p>
          </table:table-cell>
          <table:table-cell table:style-name="ce1" office:value-type="string">
            <text:p>lau</text:p>
          </table:table-cell>
          <table:table-cell table:style-name="ce1" office:value-type="string">
            <text:p>sun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style-name="ce1" table:number-columns-repeated="1015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 table:number-columns-repeated="7"/>
          <table:table-cell table:style-name="ce1" table:formula="of:=SUM([.C36:.I36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 table:number-columns-repeated="7"/>
          <table:table-cell table:style-name="ce1" table:formula="of:=SUM([.C37:.I37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 table:number-columns-repeated="7"/>
          <table:table-cell table:style-name="ce1" table:formula="of:=SUM([.C38:.I38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 table:number-columns-repeated="7"/>
          <table:table-cell table:style-name="ce1" table:formula="of:=SUM([.C39:.I39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 table:number-columns-repeated="7"/>
          <table:table-cell table:style-name="ce1" table:formula="of:=SUM([.C40:.I40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41:.I41])" office:value-type="float" office:value="0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4" office:value-type="string">
            <text:p>Alls í vikunni</text:p>
          </table:table-cell>
          <table:table-cell table:style-name="ce1" table:number-columns-repeated="7"/>
          <table:table-cell table:style-name="ce1" table:formula="of:=SUM([.J36:.J41])" office:value-type="float" office:value="0">
            <text:p>0</text:p>
          </table:table-cell>
          <table:table-cell table:style-name="ce1" table:number-columns-repeated="1014"/>
        </table:table-row>
        <table:table-row table:style-name="ro2" table:number-rows-repeated="2">
          <table:table-cell table:style-name="ce1" table:number-columns-repeated="1024"/>
        </table:table-row>
        <table:table-row table:style-name="ro2">
          <table:table-cell table:style-name="ce1"/>
          <table:table-cell table:style-name="ce2" office:value-type="string">
            <text:p>Samantekt</text:p>
          </table:table-cell>
          <table:table-cell table:style-name="ce1" table:number-columns-repeated="1022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/>
          <table:table-cell table:style-name="ce1" office:value-type="string">
            <text:p>Rannsóknir</text:p>
          </table:table-cell>
          <table:table-cell table:style-name="ce1"/>
          <table:table-cell table:style-name="ce1" table:formula="of:=[.J6]+[.J16]+[.J26]+[.J36]" office:value-type="float" office:value="3.5">
            <text:p>3,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Kröfulýsing</text:p>
          </table:table-cell>
          <table:table-cell table:style-name="ce1"/>
          <table:table-cell table:style-name="ce1" table:formula="of:=[.J7]+[.J17]+[.J27]+[.J37]" office:value-type="float" office:value="9.5">
            <text:p>9,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Hönnun</text:p>
          </table:table-cell>
          <table:table-cell table:style-name="ce1"/>
          <table:table-cell table:style-name="ce1" table:formula="of:=[.J8]+[.J18]+[.J28]+[.J38]" office:value-type="float" office:value="1.3">
            <text:p>1,3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Forritun</text:p>
          </table:table-cell>
          <table:table-cell table:style-name="ce1"/>
          <table:table-cell table:style-name="ce1" table:formula="of:=[.J9]+[.J19]+[.J29]+[.J39]" office:value-type="float" office:value="5">
            <text:p>5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1" office:value-type="string">
            <text:p>Prófanir</text:p>
          </table:table-cell>
          <table:table-cell table:style-name="ce1"/>
          <table:table-cell table:style-name="ce1" table:formula="of:=[.J10]+[.J20]+[.J30]+[.J40]" office:value-type="float" office:value="0">
            <text:p>0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0">
            <text:p>0</text:p>
          </table:table-cell>
          <table:table-cell table:style-name="ce1" table:number-columns-repeated="1020"/>
        </table:table-row>
        <table:table-row table:style-name="ro2">
          <table:table-cell table:style-name="ce1"/>
          <table:table-cell table:style-name="ce4" office:value-type="string">
            <text:p>Tími alls</text:p>
          </table:table-cell>
          <table:table-cell table:style-name="ce1"/>
          <table:table-cell table:style-name="ce4" table:formula="of:=SUM([.D47:.D52])" office:value-type="float" office:value="19.3">
            <text:p>19,3</text:p>
          </table:table-cell>
          <table:table-cell table:style-name="ce1" table:number-columns-repeated="1020"/>
        </table:table-row>
        <table:table-row table:style-name="ro2" table:number-rows-repeated="65483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11.02.2013</text:date>, <text:time>18:2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Steinn Guðmundsson</meta:initial-creator>
    <meta:creation-date>2013-01-24T11:35:28Z</meta:creation-date>
    <dc:date>2013-02-11T18:24:35.75</dc:date>
    <meta:editing-duration>PT11M17S</meta:editing-duration>
    <meta:editing-cycles>5</meta:editing-cycles>
    <meta:document-statistic meta:table-count="3" meta:cell-count="146" meta:object-count="0"/>
  </office:meta>
</office:document-meta>
</file>